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264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1984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sw_2d</text:p>
          </table:table-cell>
          <table:table-cell office:value-type="float" office:value="0.002">
            <text:p>0.00200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2d</text:p>
          </table:table-cell>
          <table:table-cell office:value-type="float" office:value="0.004846">
            <text:p>0.004846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2d</text:p>
          </table:table-cell>
          <table:table-cell office:value-type="float" office:value="0.020743">
            <text:p>0.020743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2d</text:p>
          </table:table-cell>
          <table:table-cell office:value-type="float" office:value="0.079674">
            <text:p>0.0796740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2d</text:p>
          </table:table-cell>
          <table:table-cell office:value-type="float" office:value="0.122604">
            <text:p>0.122604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result </text:p>
          </table:table-cell>
        </table:table-row>
        <table:table-row table:style-name="ro1">
          <table:table-cell office:value-type="string">
            <text:p>sw_2d</text:p>
          </table:table-cell>
          <table:table-cell office:value-type="float" office:value="0.487223">
            <text:p>0.4872230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result 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Sheet1.J30" table:end-x="0.6563in" table:end-y="0.1169in" draw:z-index="0" draw:style-name="gr1" svg:width="3.1492in" svg:height="2.7555in" svg:x="0.0398in" svg:y="0.0181in">
              <draw:object draw:notify-on-update-of-ranges="Sheet1.C2:Sheet1.C6 Sheet1.B1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65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6" table:default-cell-style-name="Default"/>
        <table:table-row table:style-name="ro1">
          <table:table-cell>
            <draw:frame table:end-cell-address="Sheet2.J25" table:end-x="0.8343in" table:end-y="0.0209in" draw:z-index="0" draw:style-name="gr1" svg:width="8.2862in" svg:height="4.2713in" svg:x="0.5492in" svg:y="0in">
              <draw:object draw:notify-on-update-of-ranges="Sheet1.C2:Sheet1.C6 Sheet1.B1:Sheet1.B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1:1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12T11:13:01</dc:date>
    <meta:editing-cycles>1</meta:editing-cycles>
    <meta:editing-duration>PT15M59S</meta:editing-duration>
    <meta:user-defined meta:name="Info 1"/>
    <meta:user-defined meta:name="Info 2"/>
    <meta:user-defined meta:name="Info 3"/>
    <meta:user-defined meta:name="Info 4"/>
    <meta:document-statistic meta:table-count="2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7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column-mapping="" chart:style-name="ch1">
        <chart:title svg:x="0.124cm" svg:y="0.141cm" chart:style-name="ch2">
          <text:p>Performance of 2-D SW (4 Processors)</text:p>
        </chart:title>
        <chart:plot-area chart:style-name="ch3" table:cell-range-address="Sheet1.B1:Sheet1.C6" chart:data-source-has-labels="column" svg:x="0.119cm" svg:y="0.784cm" svg:width="7.72cm" svg:height="6.136cm">
          <chart:axis chart:dimension="x" chart:name="primary-x" chart:style-name="ch4">
            <chart:title svg:x="3.511cm" svg:y="6.489cm" chart:style-name="ch5">
              <text:p>Matrix Size</text:p>
            </chart:title>
            <chart:categories table:cell-range-address="Sheet1.C2:Sheet1.C6"/>
          </chart:axis>
          <chart:axis chart:dimension="y" chart:name="primary-y" chart:style-name="ch6">
            <chart:title svg:x="0.161cm" svg:y="4.214cm" chart:style-name="ch7">
              <text:p>Seconds</text:p>
            </chart:title>
          </chart:axis>
          <chart:series chart:style-name="ch8" chart:values-cell-range-address="Sheet1.B1:Sheet1.B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846">
                <text:p>0.0048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0743">
                <text:p>0.0207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9674">
                <text:p>0.07967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122604">
                <text:p>0.122604</text:p>
              </table:table-cell>
            </table:table-row>
            <table:table-row>
              <table:table-cell office:value-type="string"/>
              <table:table-cell office:value-type="float" office:value="0.487223">
                <text:p>0.487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7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0.1499996185303pt" style:font-size-asian="20.1499996185303pt" style:font-size-complex="20.149999618530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3.9499998092651pt" style:font-size-asian="13.9499998092651pt" style:font-size-complex="13.9499998092651pt"/>
    </style:style>
    <style:style style:name="ch6" style:family="chart" style:data-style-name="N116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3.9499998092651pt" style:font-size-asian="13.9499998092651pt" style:font-size-complex="13.9499998092651pt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048cm" svg:height="10.85cm" chart:class="chart:line" chart:style-name="ch1">
        <chart:title svg:x="0.326cm" svg:y="0.218cm" chart:style-name="ch2">
          <text:p>Performance of 2-D SW (4 Processors)</text:p>
        </chart:title>
        <chart:plot-area chart:style-name="ch3" table:cell-range-address="Sheet1.C2:Sheet1.C6 Sheet1.B1:Sheet1.B6" chart:data-source-has-labels="column" svg:x="0.313cm" svg:y="1.215cm" svg:width="20.311cm" svg:height="9.51cm">
          <chart:axis chart:dimension="x" chart:name="primary-x" chart:style-name="ch4">
            <chart:title svg:x="9.238cm" svg:y="10.057cm" chart:style-name="ch5">
              <text:p>Matrix Size</text:p>
            </chart:title>
            <chart:categories table:cell-range-address="Sheet1.C2:Sheet1.C6"/>
          </chart:axis>
          <chart:axis chart:dimension="y" chart:name="primary-y" chart:style-name="ch6">
            <chart:title svg:x="0.423cm" svg:y="6.531cm" chart:style-name="ch7">
              <text:p>Seconds</text:p>
            </chart:title>
          </chart:axis>
          <chart:series chart:style-name="ch8" chart:values-cell-range-address="Sheet1.B1:Sheet1.B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846">
                <text:p>0.0048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0743">
                <text:p>0.02074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9674">
                <text:p>0.07967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122604">
                <text:p>0.122604</text:p>
              </table:table-cell>
            </table:table-row>
            <table:table-row>
              <table:table-cell office:value-type="string"/>
              <table:table-cell office:value-type="float" office:value="0.487223">
                <text:p>0.487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